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little bit about Parse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Set: group of things</text:p>
              <text:p>Bag: group of things with duplicate</text:p>
              <text:p>String: ordered bag.</text:p>
              <text:p>Grammar: </text:p>
              <text:p>Language: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<text:span text:style-name="T1">is</text:span><text:span text:style-name="T2"> a Parser?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L(*): Top-down pars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L par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oop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R(*): Bottom-up pars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49</meta:creation-date>
    <dc:date>2017-02-27T20:24:09.921001398</dc:date>
    <dc:creator>W-M </dc:creator>
    <meta:editing-duration>PT6M26S</meta:editing-duration>
    <meta:editing-cycles>6</meta:editing-cycles>
    <meta:generator>LibreOffice/4.4.3.2$Linux_X86_64 LibreOffice_project/40m0$Build-2</meta:generator>
    <meta:document-statistic meta:object-count="49"/>
  </office:meta>
</office:document-meta>
</file>